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SCDefaultFontRegular" svg:font-family="DSCDefaultFontRegular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2" style:family="paragraph" style:parent-style-name="Preformatted_20_Text">
      <style:paragraph-properties fo:widows="1"/>
      <style:text-properties fo:color="#000000" style:font-name="Times New Roman"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in" fo:margin-bottom="0in" loext:contextual-spacing="false" style:line-height-at-least="0.3228in" fo:text-align="justify" style:justify-single-word="false" fo:widows="1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in" fo:margin-bottom="0in" loext:contextual-spacing="false" style:line-height-at-least="0.3228in" fo:text-align="justify" style:justify-single-word="false" fo:widows="1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2c2b2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style:line-height-at-least="0.3228in" fo:widows="1" fo:padding="0in" fo:border="none"/>
    </style:style>
    <style:style style:name="P12" style:family="paragraph" style:parent-style-name="Text_20_body">
      <style:paragraph-properties fo:margin-top="0in" fo:margin-bottom="0in" loext:contextual-spacing="false" style:line-height-at-least="0.3228in" fo:text-align="justify" style:justify-single-word="false" fo:widows="1" fo:padding="0in" fo:border="none"/>
    </style:style>
    <style:style style:name="P13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loext:contextual-spacing="false" style:line-height-at-least="0.3228in" fo:text-align="justify" style:justify-single-word="false" fo:widows="1" fo:padding="0in" fo:border="non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in" fo:margin-bottom="0in" loext:contextual-spacing="false" style:line-height-at-least="0.3228in" fo:text-align="justify" style:justify-single-word="false" fo:widows="1" fo:padding="0in" fo:border="non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style:line-height-at-least="0.3228in" fo:widows="1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style:line-height-at-least="0.3228in" fo:text-align="center" style:justify-single-word="false" fo:widows="1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24" style:family="paragraph" style:parent-style-name="Standard" style:master-page-name="Standard">
      <style:paragraph-properties fo:margin-left="0in" fo:margin-right="0in" fo:margin-top="0in" fo:margin-bottom="0in" loext:contextual-spacing="false" style:line-height-at-least="0.3228in" fo:text-align="center" style:justify-single-word="false" fo:widows="1" fo:text-indent="0in" style:auto-text-indent="false" style:page-number="auto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25" style:family="paragraph" style:parent-style-name="Text_20_body" style:list-style-name="L1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26" style:family="paragraph" style:parent-style-name="Text_20_body" style:list-style-name="L2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7" style:family="paragraph" style:parent-style-name="Text_20_body" style:list-style-name="L1">
      <style:paragraph-properties fo:margin-top="0in" fo:margin-bottom="0in" loext:contextual-spacing="false" style:line-height-at-least="0.3228in" fo:widows="1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 style:list-style-name="L3">
      <style:paragraph-properties fo:margin-top="0in" fo:margin-bottom="0in" loext:contextual-spacing="false" style:line-height-at-least="0.3228in" fo:widows="1" fo:padding="0in" fo:border="non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4">
      <style:paragraph-properties fo:margin-top="0in" fo:margin-bottom="0in" loext:contextual-spacing="false" style:line-height-at-least="0.3228in" fo:widows="1" fo:padding="0in" fo:border="non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margin-top="0in" fo:margin-bottom="0in" loext:contextual-spacing="false" style:line-height-at-least="0.3228in" fo:widows="1" fo:padding="0in" fo:border="non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in" fo:margin-bottom="0in" loext:contextual-spacing="false" style:line-height-at-least="0.3228in" fo:widows="1" fo:padding="0in" fo:border="non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Times New Roman" fo:letter-spacing="normal" fo:font-weight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color="#2c2b2b" fo:letter-spacing="normal" fo:font-style="normal" fo:font-weight="normal"/>
    </style:style>
    <style:style style:name="T21" style:family="text">
      <style:text-properties fo:font-variant="normal" fo:text-transform="none" fo:color="#2c2b2b" fo:letter-spacing="normal" fo:font-style="normal" fo:font-weight="normal" style:font-weight-asian="bold" style:font-weight-complex="bold"/>
    </style:style>
    <style:style style:name="T22" style:family="text">
      <style:text-properties fo:font-variant="normal" fo:text-transform="none" fo:color="#2c2b2b" fo:letter-spacing="normal" fo:font-style="normal" fo:font-weight="normal" officeooo:rsid="0006142f" style:font-weight-asian="bold" style:font-weight-complex="bold"/>
    </style:style>
    <style:style style:name="T23" style:family="text">
      <style:text-properties fo:font-variant="normal" fo:text-transform="none" fo:color="#2c2b2b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c2b2b" fo:letter-spacing="normal" fo:font-style="normal" fo:font-weight="normal" officeooo:rsid="0006142f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normal" style:font-weight-asian="normal" style:font-weight-complex="normal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Times New Roman"/>
    </style:style>
    <style:style style:name="T31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weight="bold" style:font-weight-asian="bold" style:font-weight-complex="bold"/>
    </style:style>
    <style:style style:name="T33" style:family="text">
      <style:text-properties officeooo:rsid="000614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ssignments – Programmatic model 4: Visualforce</text:p>
      <text:p text:style-name="P23"/>
      <text:p text:style-name="P22">1 . List out the different M-V-C components that you see in Salesforce</text:p>
      <text:p text:style-name="P22">Answer:<text:tab/><text:tab/></text:p>
      <text:list xml:id="list315905100572463732" text:style-name="L1">
        <text:list-item>
          <text:p text:style-name="P25">Model: </text:p>
          <text:p text:style-name="P27">Model is what schema and data does salesforce uses to represent the system completely. </text:p>
          <text:p text:style-name="P27">In salesforce, we can say that <text:span text:style-name="T25">sObjects</text:span><text:span text:style-name="T1"> </text:span>are the model as every entity in salesforce is mapped to some sObject.</text:p>
        </text:list-item>
        <text:list-item>
          <text:p text:style-name="P25">View: </text:p>
          <text:p text:style-name="P27">How the schema and data is represented. <text:span text:style-name="T25">Visualforce</text:span><text:span text:style-name="T1"> </text:span>is used to present the data to users.</text:p>
          <text:p text:style-name="P27">Page Layouts, Mini Page Layouts, Tabs, Apps are used in salesforce to respresent data and schema.</text:p>
        </text:list-item>
        <text:list-item>
          <text:p text:style-name="P25">Controller: </text:p>
          <text:p text:style-name="P27">How the interface actions. <text:span text:style-name="T1">Controllers </text:span>are used to perform the actions whenever users interact with visual force.</text:p>
          <text:p text:style-name="P27">Validation, Workflow, Approval Processes,Assignment Rules.</text:p>
        </text:list-item>
      </text:list>
      <text:p text:style-name="P6"/>
      <text:list xml:id="list8847875623611705240" text:style-name="L2">
        <text:list-item>
          <text:p text:style-name="P26">What is visualforce? Is it similar to HTML? If yes, in what way is it similar?</text:p>
        </text:list-item>
      </text:list>
      <text:p text:style-name="P7">Answer:</text:p>
      <text:p text:style-name="P7"><text:tab/>Visualforce : </text:p>
      <text:p text:style-name="P11"><text:span text:style-name="T6"><text:tab/></text:span><text:span text:style-name="T7">Visualforce is a framework that allows developers to build <text:tab/>sophisticated, custom user interfaces.</text:span></text:p>
      <text:p text:style-name="P11"><text:span text:style-name="T7"><text:tab/>Yes </text:span><text:span text:style-name="T8">it similar to HTML,</text:span><text:span text:style-name="T7"> Because whatever code that is finally converted that browser <text:tab/>understand is HTML</text:span><text:span text:style-name="T28">.</text:span></text:p>
      <text:p text:style-name="P14"/>
      <text:p text:style-name="P11"><text:span text:style-name="T29"><text:s text:c="4"/>3. <text:s text:c="4"/></text:span><text:span text:style-name="T5">What are controllers for a visualforce page? How many different controllers are available <text:tab/>to <text:s/>use in Salesforce?</text:span></text:p>
      <text:p text:style-name="P16">Answer:</text:p>
      <text:p text:style-name="P16"><text:tab/>Controller in visualforce</text:p>
      <text:p text:style-name="P11"><text:span text:style-name="T5"><text:tab/></text:span><text:span text:style-name="T9">A Visualforce controller is a set of instructions that specify what happens when a user interacts </text:span><text:soft-page-break/><text:span text:style-name="T9">with the components specified in associated Visualforce markup, such as when a user clicks a button or link. Controllers also provide access to the data that should be displayed in a page.</text:span></text:p>
      <text:p text:style-name="P19"><text:s/></text:p>
      <text:p text:style-name="P13"><text:span text:style-name="T3"><text:tab/>The Different Controllers available for use in salesforce are</text:span><text:span text:style-name="T4"> </text:span></text:p>
      <text:list xml:id="list5674566809013891706" text:style-name="L3">
        <text:list-item>
          <text:p text:style-name="P28"><text:tab/>Standard Controllers</text:p>
        </text:list-item>
        <text:list-item>
          <text:p text:style-name="P28"><text:tab/>Custom Controllers</text:p>
        </text:list-item>
        <text:list-item>
          <text:p text:style-name="P28"><text:tab/>Extensions</text:p>
        </text:list-item>
      </text:list>
      <text:p text:style-name="P18"/>
      <text:p text:style-name="P16">4.What functions does Salesforce offer by default in standard controllers?</text:p>
      <text:p text:style-name="P16">Answer:</text:p>
      <text:list xml:id="list7306489020601422120" text:style-name="L4">
        <text:list-item>
          <text:p text:style-name="P29">Save</text:p>
        </text:list-item>
        <text:list-item>
          <text:p text:style-name="P29">quicksave</text:p>
        </text:list-item>
        <text:list-item>
          <text:p text:style-name="P29">edit</text:p>
        </text:list-item>
        <text:list-item>
          <text:p text:style-name="P29">delete</text:p>
        </text:list-item>
        <text:list-item>
          <text:p text:style-name="P29">cancel</text:p>
        </text:list-item>
        <text:list-item>
          <text:p text:style-name="P30"><text:span text:style-name="T18">first</text:span> </text:p>
        </text:list-item>
        <text:list-item>
          <text:p text:style-name="P30">Last</text:p>
          <text:p text:style-name="P29"/>
        </text:list-item>
      </text:list>
      <text:p text:style-name="P16">5.Can the default functions of a standard controller be overridden in Salesforce? If yes, how?</text:p>
      <text:p text:style-name="P16">Answer:</text:p>
      <text:p text:style-name="P18">Yes, default functions of a standard controller be overridden in Salesforce <text:span text:style-name="T33">by extensions.</text:span></text:p>
      <text:p text:style-name="P11"><text:span text:style-name="T9">A </text:span><text:span text:style-name="Definition"><text:span text:style-name="T12">controller extension </text:span></text:span><text:span text:style-name="T9">is an Apex class that extends the functionality of a standard or custom controller.</text:span></text:p>
      <text:p text:style-name="P19"/>
      <text:p text:style-name="P20">6.What are custom controllers? Can we use standard and custom controllers for the same page in Salesforce?</text:p>
      <text:p text:style-name="P13"><text:span text:style-name="T9">A </text:span><text:span text:style-name="Definition"><text:span text:style-name="T12">custom controller </text:span></text:span><text:span text:style-name="T9">is an Apex class that implements all of the logic for a page without leveraging a standard controller. Use custom controllers when you want your Visualforce page to run entirely in system mode.</text:span><text:span text:style-name="T31"> </text:span></text:p>
      <text:p text:style-name="P19">No we cannot use standard and custom controllers for the same page in Salesforce.</text:p>
      <text:p text:style-name="P18"><text:soft-page-break/></text:p>
      <text:p text:style-name="P16">7.How can you extend the functionality of the standard controllers?</text:p>
      <text:p text:style-name="P18">Using Extension we can extend <text:s/>the functionality of the standard controllers.</text:p>
      <text:p text:style-name="P5"><text:span text:style-name="T27">&lt;apex:page standardController="Account" </text:span><text:span text:style-name="T26">extensions="ExtensionOne" &gt;</text:span></text:p>
      <text:p text:style-name="P1"><text:s text:c="4"/><text:span text:style-name="T26">&lt;apex:outputText value="{!listOfAccount}" /&gt;</text:span></text:p>
      <text:p text:style-name="P3">&lt;/apex:page&gt;</text:p>
      <text:p text:style-name="P4">public class ExtensionOne {</text:p>
      <text:p text:style-name="P2"><text:span text:style-name="T17"><text:s text:c="4"/></text:span><text:span text:style-name="T19">public ExtensionOne(ApexPages.StandardController acon) { }</text:span></text:p>
      <text:p text:style-name="P1"><text:s text:c="4"/><text:span text:style-name="T26">public String getListOfAccount () {</text:span></text:p>
      <text:p text:style-name="P1"><text:s text:c="8"/><text:span text:style-name="T26">return 'Hello';</text:span></text:p>
      <text:p text:style-name="P1"><text:s text:c="4"/><text:span text:style-name="T26">}</text:span></text:p>
      <text:p text:style-name="P3">}</text:p>
      <text:p text:style-name="P16">8.Can you write extensions to a page without a standard controller?</text:p>
      <text:p text:style-name="P18">Yes we can write extensions to a page without a standard controller by using Custom controller.</text:p>
      <text:p text:style-name="P18"/>
      <text:p text:style-name="P16">9.Can custom controller and extensions be used on the same page?</text:p>
      <text:p text:style-name="P18">Yes custom controller and extensions be used on the same page.</text:p>
      <text:p text:style-name="P18"/>
      <text:p text:style-name="P16">10.What is the order of execution of controllers and extensions?</text:p>
      <text:p text:style-name="P18">Execution for get request</text:p>
      <text:p text:style-name="P17"><text:span text:style-name="T13">1.User initially requests a page, either by entering a URL or clicking a link or button. This initial page request is called the </text:span><text:span text:style-name="Definition"><text:span text:style-name="T16">get request</text:span></text:span><text:span text:style-name="T13">.</text:span><text:span text:style-name="T30"> </text:span></text:p>
      <text:p text:style-name="P8">The constructor methods on the associated custom controller or controller extension classes are called, instantiating the controller objects.</text:p>
      <text:p text:style-name="P21"><text:span text:style-name="T19">If attributes are set on the custom component using expressions, the expressions are evaluated after the constructors are evaluated.</text:span> </text:p>
      <text:p text:style-name="P17"><text:span text:style-name="T13">The page then executes any </text:span><text:span text:style-name="Example"><text:span text:style-name="T13">assignTo </text:span></text:span><text:span text:style-name="T13">attributes on any custom components on the page.</text:span><text:span text:style-name="T30"> </text:span></text:p>
      <text:p text:style-name="P12"><text:span text:style-name="T11">The </text:span><text:span text:style-name="Example"><text:span text:style-name="T11">action </text:span></text:span><text:span text:style-name="T11">attribute on the </text:span><text:span text:style-name="Example"><text:span text:style-name="T11">&lt;apex:page&gt; </text:span></text:span><text:span text:style-name="T11">component is evaluated, and all other method calls, such as getting or setting a property value, are made.</text:span></text:p>
      <text:p text:style-name="P12"><text:span text:style-name="T10">If the page contains an </text:span><text:span text:style-name="Example"><text:span text:style-name="T10">&lt;apex:form&gt; </text:span></text:span><text:span text:style-name="T10">component, all of the information necessary to maintain the state </text:span><text:soft-page-break/><text:span text:style-name="T10">of the database between page requests is saved as an encrypted </text:span><text:span text:style-name="Definition"><text:span text:style-name="T10">view state</text:span></text:span><text:span text:style-name="T10">. The view state is updated whenever the page is updated.</text:span></text:p>
      <text:p text:style-name="P9">The resulting HTML is sent to the browser. If there are any client-side technologies on the page, such as JavaScript, the browser executes them.</text:p>
      <text:p text:style-name="P9"/>
      <text:p text:style-name="P9">Execution for post request</text:p>
      <text:p text:style-name="P12"><text:span text:style-name="T10">A </text:span><text:span text:style-name="Definition"><text:span text:style-name="T10">postback request </text:span></text:span><text:span text:style-name="T10">is made when user interaction requires a page update, such as when a user clicks on a </text:span><text:span text:style-name="Strong_20_Emphasis"><text:span text:style-name="T10">Save </text:span></text:span><text:span text:style-name="T10">button and triggers a save action.</text:span></text:p>
      <text:p text:style-name="P12"><text:span text:style-name="T9">1.The view state is decoded and used as the basis for updating the values on the page</text:span><text:span text:style-name="T10"> .</text:span></text:p>
      <text:p text:style-name="P9">2.Evaluate expression and method calls including those on custom controller.</text:p>
      <text:p text:style-name="P9">3.Action is evaluated that triggered the request.</text:p>
      <text:p text:style-name="P9">4.update data and redirect to user or update view state.</text:p>
      <text:p text:style-name="P9">5.finally Html is send to browser.</text:p>
      <text:p text:style-name="P21"/>
      <text:p text:style-name="P16">11.What are visualforce components? How can you leverage them in visualforce pages?</text:p>
      <text:p text:style-name="P10">Answer : <text:s/></text:p>
      <text:p text:style-name="P14"><text:span text:style-name="T23">C</text:span><text:span text:style-name="T21">ustom </text:span><text:span text:style-name="T22">V</text:span><text:span text:style-name="T21">isualforce component allows us to create reusable component. Use is </text:span><text:span text:style-name="T20">instead of repeating same code again and again, we can create </text:span><text:span text:style-name="T24">V</text:span><text:span text:style-name="T20">isualforce component and then we can use </text:span><text:span text:style-name="T24">V</text:span><text:span text:style-name="T20">isualforce component in every place where we need that particular piece of code. </text:span><text:span text:style-name="T2"><text:s/></text:span></text:p>
      <text:p text:style-name="P14"><text:span text:style-name="T14">Once defined, every Visualforce</text:span><text:span text:style-name="T15"> </text:span><text:span text:style-name="T14">page in your organization can leverage the</text:span><text:span text:style-name="Example"><text:span text:style-name="T14"> </text:span></text:span><text:span text:style-name="T14">custom component in the same way as a page can leverage standard components such as </text:span><text:span text:style-name="Example"><text:span text:style-name="T14">&lt;apex:dataTable&gt; </text:span></text:span><text:span text:style-name="T14">or </text:span><text:span text:style-name="Example"><text:span text:style-name="T14">&lt;apex:relatedList&gt;</text:span></text:span><text:span text:style-name="T14">.</text:span><text:span text:style-name="T32"> </text:span></text:p>
      <text:p text:style-name="P15"/>
      <text:p text:style-name="P16">12.Can you write controllers and extensions to visualforce components?</text:p>
      <text:p text:style-name="P18">We can write controller but no extension to visualforce component</text:p>
      <text:p text:style-name="P16"/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SCDefaultFontRegular" svg:font-family="DSCDefaultFontRegular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3:44:16.81</meta:creation-date>
    <dc:date>2016-03-17T14:41:36.463000000</dc:date>
    <meta:editing-duration>PT5H1M53S</meta:editing-duration>
    <meta:editing-cycles>21</meta:editing-cycles>
    <meta:generator>LibreOffice/5.1.0.3$Windows_x86 LibreOffice_project/5e3e00a007d9b3b6efb6797a8b8e57b51ab1f737</meta:generator>
    <meta:document-statistic meta:table-count="0" meta:image-count="0" meta:object-count="0" meta:page-count="4" meta:paragraph-count="80" meta:word-count="854" meta:character-count="5399" meta:non-whitespace-character-count="4578"/>
  </office:meta>
</office:document-meta>
</file>